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T26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531.04pt" svg:height="193.49pt" svg:x="610.44pt" svg:y="156.64pt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04/19/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438.86pt" svg:height="193.49pt" svg:x="627pt" svg:y="28.66pt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5/04/2017</text:p>
          </table:table-cell>
          <table:table-cell table:number-columns-repeated="3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09/2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09/28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11/0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11/0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11/20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11/20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8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2-24" calcext:value-type="date">
            <text:p>02/24/2018</text:p>
          </table:table-cell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3"/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 table:number-rows-repeated="64">
          <table:table-cell table:number-columns-repeated="4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3:35:01.3815253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5</meta:editing-cycles>
    <meta:editing-duration>PT4H38M25S</meta:editing-duration>
    <dc:title>Saison Ekkart</dc:title>
    <dc:date>2018-02-24T13:36:55.865545973</dc:date>
    <meta:generator>LibreOffice/5.1.6.2$Linux_X86_64 LibreOffice_project/10m0$Build-2</meta:generator>
    <meta:document-statistic meta:table-count="3" meta:cell-count="18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5">
                <text:p>4315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